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6cd4" officeooo:paragraph-rsid="00066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UsersController &lt; ApplicationController</text:p>
      <text:p text:style-name="P1"><text:tab/>def show</text:p>
      <text:p text:style-name="P1"><text:s text:c="6"/>@user = User.find_by(params[:id])</text:p>
      <text:p text:style-name="P1"><text:s text:c="2"/>end</text:p>
      <text:p text:style-name="P1"><text:s text:c="2"/>def new</text:p>
      <text:p text:style-name="P1"><text:tab/><text:tab/>@user = User.new</text:p>
      <text:p text:style-name="P1"><text:tab/>end</text:p>
      <text:p text:style-name="P1"><text:tab/></text:p>
      <text:p text:style-name="P1"><text:s text:c="2"/>def create</text:p>
      <text:p text:style-name="P1"><text:s text:c="5"/>@user = User.new(user_params)</text:p>
      <text:p text:style-name="P1"><text:s text:c="3"/>if @user.save</text:p>
      <text:p text:style-name="P1"><text:s text:c="7"/>log_in @user</text:p>
      <text:p text:style-name="P1"><text:s text:c="6"/>#flash[:success] = "Sign Up Successful"</text:p>
      <text:p text:style-name="P1"><text:s text:c="7"/>redirect_to users_url, notice: "Sign Up Successful"</text:p>
      <text:p text:style-name="P1"><text:s text:c="4"/>else</text:p>
      <text:p text:style-name="P1"><text:s text:c="6"/>render 'new'</text:p>
      <text:p text:style-name="P1"><text:s text:c="4"/>end</text:p>
      <text:p text:style-name="P1"><text:s text:c="2"/>end</text:p>
      <text:p text:style-name="P1"><text:s text:c="2"/>def edit</text:p>
      <text:p text:style-name="P1"><text:s text:c="2"/>end</text:p>
      <text:p text:style-name="P1"><text:s text:c="2"/>def update</text:p>
      <text:p text:style-name="P1"><text:s text:c="5"/>if password_blank?</text:p>
      <text:p text:style-name="P1"><text:s text:c="5"/>flash.now[:danger] = "Password can't be blank"</text:p>
      <text:p text:style-name="P1"><text:s text:c="3"/>render 'edit'</text:p>
      <text:p text:style-name="P1"><text:s text:c="2"/>elsif @user.update_attributes(user_params)</text:p>
      <text:p text:style-name="P1"><text:s text:c="4"/>log_in @user</text:p>
      <text:p text:style-name="P1"><text:s text:c="4"/>flash[:success] = "Password has been reset."</text:p>
      <text:p text:style-name="P1"><text:s text:c="4"/>redirect_to @user</text:p>
      <text:p text:style-name="P1"><text:s text:c="3"/>else</text:p>
      <text:p text:style-name="P1"><text:s text:c="4"/>render 'edit'</text:p>
      <text:p text:style-name="P1">end</text:p>
      <text:p text:style-name="P1"><text:s text:c="2"/>end</text:p>
      <text:p text:style-name="P1"><text:s text:c="4"/>private</text:p>
      <text:p text:style-name="P1"><text:s text:c="4"/>def user_params</text:p>
      <text:p text:style-name="P1"><text:s text:c="6"/>params.require(:user).permit(:name, :email, :password, :password_confirmation)</text:p>
      <text:p text:style-name="P1"><text:s text:c="3"/>end</text:p>
      <text:p text:style-name="P1"/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20:28:37.840429605</dc:date>
    <meta:editing-duration>PT1M15S</meta:editing-duration>
    <meta:editing-cycles>1</meta:editing-cycles>
    <meta:document-statistic meta:table-count="0" meta:image-count="0" meta:object-count="0" meta:page-count="1" meta:paragraph-count="37" meta:word-count="82" meta:character-count="753" meta:non-whitespace-character-count="587"/>
    <meta:generator>LibreOffice/5.1.4.2$Linux_X86_64 LibreOffice_project/10m0$Build-2</meta:generator>
  </office:meta>
</office:document-meta>
</file>